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2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mean dist</text:p>
          </table:table-cell>
          <table:table-cell office:value-type="string" calcext:value-type="string">
            <text:p>% best dist 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mean dist</text:p>
          </table:table-cell>
          <table:table-cell office:value-type="string" calcext:value-type="string">
            <text:p>% best dist </text:p>
          </table:table-cell>
          <table:table-cell office:value-type="string" calcext:value-type="string">
            <text:p>avg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720.73873367817" calcext:value-type="float">
            <text:p>7720.74</text:p>
          </table:table-cell>
          <table:table-cell office:value-type="float" office:value="108.955735641703" calcext:value-type="float">
            <text:p>108.96</text:p>
          </table:table-cell>
          <table:table-cell office:value-type="float" office:value="7576.2493488808" calcext:value-type="float">
            <text:p>7576.25</text:p>
          </table:table-cell>
          <table:table-cell office:value-type="float" office:value="2.36991161068902" calcext:value-type="float">
            <text:p>2.37</text:p>
          </table:table-cell>
          <table:table-cell office:value-type="float" office:value="0.454114941405493" calcext:value-type="float">
            <text:p>0.45</text:p>
          </table:table-cell>
          <table:table-cell office:value-type="float" office:value="170" calcext:value-type="float">
            <text:p>17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110" calcext:value-type="float">
            <text:p>6110.00</text:p>
          </table:table-cell>
          <table:table-cell office:value-type="float" office:value="6452.38136305288" calcext:value-type="float">
            <text:p>6452.38</text:p>
          </table:table-cell>
          <table:table-cell office:value-type="float" office:value="59.7567180670453" calcext:value-type="float">
            <text:p>59.76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5.60362296322228" calcext:value-type="float">
            <text:p>5.60</text:p>
          </table:table-cell>
          <table:table-cell office:value-type="float" office:value="4.50837955710307" calcext:value-type="float">
            <text:p>4.51</text:p>
          </table:table-cell>
          <table:table-cell office:value-type="float" office:value="15240" calcext:value-type="float">
            <text:p>15240.00</text:p>
          </table:table-cell>
          <table:table-cell office:value-type="float" office:value="6497.51565870792" calcext:value-type="float">
            <text:p>6497.52</text:p>
          </table:table-cell>
          <table:table-cell office:value-type="float" office:value="79.2412262632603" calcext:value-type="float">
            <text:p>79.24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34231847312466" calcext:value-type="float">
            <text:p>6.3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100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6"/>
          <table:table-cell office:value-type="string" calcext:value-type="string">
            <text:p>ANTQ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708.03686552299" calcext:value-type="float">
            <text:p>6708.04</text:p>
          </table:table-cell>
          <table:table-cell table:number-columns-repeated="6"/>
          <table:table-cell office:value-type="float" office:value="6659.43153293147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.21651305805" calcext:value-type="float">
            <text:p>6828.22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60.59114638462" calcext:value-type="float">
            <text:p>6860.59</text:p>
          </table:table-cell>
          <table:table-cell table:number-columns-repeated="6"/>
          <table:table-cell office:value-type="float" office:value="6659.43153293146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9.52331878168" calcext:value-type="float">
            <text:p>6709.52</text:p>
          </table:table-cell>
          <table:table-cell table:number-columns-repeated="6"/>
          <table:table-cell office:value-type="float" office:value="6667.02990778719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.80693604669" calcext:value-type="float">
            <text:p>6708.81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 in media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12:.B16])" office:value-type="float" office:value="6763.0349559588" calcext:value-type="float">
            <text:p>6763.03</text:p>
          </table:table-cell>
          <table:table-cell table:formula="of:=STDEV([.B12:.B16])" office:value-type="float" office:value="75.1578490326047" calcext:value-type="float">
            <text:p>75.16</text:p>
          </table:table-cell>
          <table:table-cell table:formula="of:=MIN([.B12:.B16])" office:value-type="float" office:value="6708.03686552299" calcext:value-type="float">
            <text:p>6708.04</text:p>
          </table:table-cell>
          <table:table-cell table:formula="of:=([.B19]-[.H19])/[.H19]*100" office:value-type="float" office:value="1.60809729505415" calcext:value-type="float">
            <text:p>1.61</text:p>
          </table:table-cell>
          <table:table-cell table:formula="of:=([.D19]-[.H19])/[.H19]*100" office:value-type="float" office:value="0.781803869035258" calcext:value-type="float">
            <text:p>0.78</text:p>
          </table:table-cell>
          <table:table-cell table:formula="of:=75" office:value-type="float" office:value="75" calcext:value-type="float">
            <text:p>75.00</text:p>
          </table:table-cell>
          <table:table-cell table:style-name="ce3" office:value-type="float" office:value="6656" calcext:value-type="float">
            <text:p>6656.00</text:p>
          </table:table-cell>
          <table:table-cell table:formula="of:=AVERAGE([.I12:.I16])" office:value-type="float" office:value="6663.9905578449" calcext:value-type="float">
            <text:p>6663.99</text:p>
          </table:table-cell>
          <table:table-cell table:formula="of:=STDEV([.I12:.I16])" office:value-type="float" office:value="4.16180130885778" calcext:value-type="float">
            <text:p>4.16</text:p>
          </table:table-cell>
          <table:table-cell table:formula="of:=MIN([.I12:.I16])" office:value-type="float" office:value="6659.43153293146" calcext:value-type="float">
            <text:p>6659.43</text:p>
          </table:table-cell>
          <table:table-cell table:formula="of:=([.I19]-[.P19])/[.P19]*100" office:value-type="float" office:value="0.120050448390867" calcext:value-type="float">
            <text:p>0.12</text:p>
          </table:table-cell>
          <table:table-cell table:formula="of:=([.K19]-[.P19])/[.P19]*100"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/>
          <table:table-cell table:style-name="ce4" office:value-type="float" office:value="6656" calcext:value-type="float">
            <text:p>665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023.62573721126" calcext:value-type="float">
            <text:p>8023.63</text:p>
          </table:table-cell>
          <table:table-cell table:number-columns-repeated="6"/>
          <table:table-cell office:value-type="float" office:value="7821.84490834558" calcext:value-type="float">
            <text:p>7821.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64.08530848607" calcext:value-type="float">
            <text:p>7964.09</text:p>
          </table:table-cell>
          <table:table-cell table:number-columns-repeated="6"/>
          <table:table-cell office:value-type="float" office:value="7635.18338241061" calcext:value-type="float">
            <text:p>7635.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7.66084431117" calcext:value-type="float">
            <text:p>7677.66</text:p>
          </table:table-cell>
          <table:table-cell table:number-columns-repeated="6"/>
          <table:table-cell office:value-type="float" office:value="7576.2493488808" calcext:value-type="float">
            <text:p>7576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66.08411367604" calcext:value-type="float">
            <text:p>7866.08</text:p>
          </table:table-cell>
          <table:table-cell table:number-columns-repeated="6"/>
          <table:table-cell office:value-type="float" office:value="7804.6177284881" calcext:value-type="float">
            <text:p>7804.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95.49608730504" calcext:value-type="float">
            <text:p>8095.50</text:p>
          </table:table-cell>
          <table:table-cell table:number-columns-repeated="6"/>
          <table:table-cell office:value-type="float" office:value="7765.79830026573" calcext:value-type="float">
            <text:p>7765.8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22:.B26])" office:value-type="float" office:value="7925.39041819792" calcext:value-type="float">
            <text:p>7925.39</text:p>
          </table:table-cell>
          <table:table-cell table:formula="of:=STDEV([.B22:.B26])" office:value-type="float" office:value="161.99582605163" calcext:value-type="float">
            <text:p>162.00</text:p>
          </table:table-cell>
          <table:table-cell table:formula="of:=MIN([.B22:.B26])" office:value-type="float" office:value="7677.66084431117" calcext:value-type="float">
            <text:p>7677.66</text:p>
          </table:table-cell>
          <table:table-cell table:formula="of:=([.B29]-[.H29])/[.H29]*100" office:value-type="float" office:value="5.08340517366635" calcext:value-type="float">
            <text:p>5.08</text:p>
          </table:table-cell>
          <table:table-cell table:formula="of:=([.D29]-[.H29])/[.H29]*100" office:value-type="float" office:value="1.79873832287416" calcext:value-type="float">
            <text:p>1.80</text:p>
          </table:table-cell>
          <table:table-cell table:formula="of:=5*60+20" office:value-type="float" office:value="320" calcext:value-type="float">
            <text:p>320.00</text:p>
          </table:table-cell>
          <table:table-cell office:value-type="float" office:value="7542" calcext:value-type="float">
            <text:p>7542.00</text:p>
          </table:table-cell>
          <table:table-cell table:formula="of:=AVERAGE([.I22:.I26])" office:value-type="float" office:value="7720.73873367817" calcext:value-type="float">
            <text:p>7720.74</text:p>
          </table:table-cell>
          <table:table-cell table:formula="of:=STDEV([.I22:.I26])" office:value-type="float" office:value="108.955735641703" calcext:value-type="float">
            <text:p>108.96</text:p>
          </table:table-cell>
          <table:table-cell table:formula="of:=MIN([.I22:.I26])" office:value-type="float" office:value="7576.2493488808" calcext:value-type="float">
            <text:p>7576.25</text:p>
          </table:table-cell>
          <table:table-cell table:formula="of:=([.I29]-[.P29])/[.P29]*100" office:value-type="float" office:value="2.36991161068902" calcext:value-type="float">
            <text:p>2.37</text:p>
          </table:table-cell>
          <table:table-cell table:formula="of:=([.K29]-[.P29])/[.P29]*100" office:value-type="float" office:value="0.454114941405493" calcext:value-type="float">
            <text:p>0.45</text:p>
          </table:table-cell>
          <table:table-cell table:formula="of:=2*60+50" office:value-type="float" office:value="170" calcext:value-type="float">
            <text:p>170.00</text:p>
          </table:table-cell>
          <table:table-cell/>
          <table:table-cell office:value-type="float" office:value="7542" calcext:value-type="float">
            <text:p>754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385.461990939" calcext:value-type="float">
            <text:p>6385.46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0.40860144565" calcext:value-type="float">
            <text:p>6500.41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71.273496774" calcext:value-type="float">
            <text:p>6471.27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1.63470986498" calcext:value-type="float">
            <text:p>6591.63</text:p>
          </table:table-cell>
          <table:table-cell table:number-columns-repeated="6"/>
          <table:table-cell office:value-type="float" office:value="6383.42" calcext:value-type="float">
            <text:p>6383.42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32:.B34])" office:value-type="float" office:value="6452.38136305288" calcext:value-type="float">
            <text:p>6452.38</text:p>
          </table:table-cell>
          <table:table-cell table:formula="of:=STDEV([.B32:.B36])" office:value-type="float" office:value="85.020294943948" calcext:value-type="float">
            <text:p>85.02</text:p>
          </table:table-cell>
          <table:table-cell table:formula="of:=MIN([.B32:.B36])" office:value-type="float" office:value="6385.461990939" calcext:value-type="float">
            <text:p>6385.46</text:p>
          </table:table-cell>
          <table:table-cell table:formula="of:=([.B39]-[.H39])/[.H39]*100" office:value-type="float" office:value="5.60362296322228" calcext:value-type="float">
            <text:p>5.60</text:p>
          </table:table-cell>
          <table:table-cell table:formula="of:=([.D39]-[.H39])/[.H39]*100" office:value-type="float" office:value="4.50837955710307" calcext:value-type="float">
            <text:p>4.51</text:p>
          </table:table-cell>
          <table:table-cell table:formula="of:=254*60" office:value-type="float" office:value="15240" calcext:value-type="float">
            <text:p>15240.00</text:p>
          </table:table-cell>
          <table:table-cell office:value-type="float" office:value="6110" calcext:value-type="float">
            <text:p>6110.00</text:p>
          </table:table-cell>
          <table:table-cell table:formula="of:=AVERAGE([.I32:.I36])" office:value-type="float" office:value="6497.51565870792" calcext:value-type="float">
            <text:p>6497.52</text:p>
          </table:table-cell>
          <table:table-cell table:formula="of:=STDEV([.I32:.I36])" office:value-type="float" office:value="79.2412262632603" calcext:value-type="float">
            <text:p>79.24</text:p>
          </table:table-cell>
          <table:table-cell table:formula="of:=MIN([.I32:.I36])" office:value-type="float" office:value="6383.42" calcext:value-type="float">
            <text:p>6383.42</text:p>
          </table:table-cell>
          <table:table-cell table:formula="of:=([.I39]-[.P39])/[.P39]*100" office:value-type="float" office:value="6.34231847312466" calcext:value-type="float">
            <text:p>6.34</text:p>
          </table:table-cell>
          <table:table-cell table:formula="of:=([.K39]-[.P39])/[.P39]*100" office:value-type="float" office:value="4.47495908346972" calcext:value-type="float">
            <text:p>4.47</text:p>
          </table:table-cell>
          <table:table-cell table:formula="of:=170*60" office:value-type="float" office:value="10200" calcext:value-type="float">
            <text:p>10200.00</text:p>
          </table:table-cell>
          <table:table-cell/>
          <table:table-cell office:value-type="float" office:value="6110" calcext:value-type="float">
            <text:p>6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09:10:25.043152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34:16.777180739</meta:creation-date>
    <dc:date>2019-06-18T09:12:11.089521062</dc:date>
    <meta:editing-duration>PT36M5S</meta:editing-duration>
    <meta:editing-cycles>19</meta:editing-cycles>
    <meta:generator>LibreOffice/6.2.4.2.0$Linux_X86_64 LibreOffice_project/b154c0ac6cf11bc010cb60509e6db2f74a9a9fa3</meta:generator>
    <meta:document-statistic meta:table-count="1" meta:cell-count="178" meta:object-count="0"/>
  </office:meta>
</office:document-meta>
</file>